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Basic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 Ses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riting some codes using:</text:p>
                <text:list>
                  <text:list-item>
                    <text:p>Awake()</text:p>
                  </text:list-item>
                  <text:list-item>
                    <text:p>Start()</text:p>
                  </text:list-item>
                  <text:list-item>
                    <text:p>OnEnable()</text:p>
                  </text:list-item>
                  <text:list-item>
                    <text:p>Update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T1H28M42S</meta:editing-duration>
    <meta:editing-cycles>35</meta:editing-cycles>
    <meta:generator>LibreOffice/5.3.4.2$Windows_X86_64 LibreOffice_project/f82d347ccc0be322489bf7da61d7e4ad13fe2ff3</meta:generator>
    <dc:date>2017-08-13T10:22:30.034000000</dc:date>
    <meta:document-statistic meta:object-count="61"/>
    <meta:template xlink:type="simple" xlink:actuate="onRequest" xlink:title="Alizarin" xlink:href="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